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101cm" style:rel-column-width="15809*"/>
    </style:style>
    <style:style style:name="Tableau1.B" style:family="table-column">
      <style:table-column-properties style:column-width="12.899cm" style:rel-column-width="4972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101cm" style:rel-column-width="15809*"/>
    </style:style>
    <style:style style:name="Tableau2.B" style:family="table-column">
      <style:table-column-properties style:column-width="12.899cm" style:rel-column-width="4972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101cm" style:rel-column-width="15809*"/>
    </style:style>
    <style:style style:name="Tableau5.B" style:family="table-column">
      <style:table-column-properties style:column-width="12.899cm" style:rel-column-width="4972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101cm" style:rel-column-width="15809*"/>
    </style:style>
    <style:style style:name="Tableau7.B" style:family="table-column">
      <style:table-column-properties style:column-width="12.899cm" style:rel-column-width="4972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101cm" style:rel-column-width="15809*"/>
    </style:style>
    <style:style style:name="Tableau8.B" style:family="table-column">
      <style:table-column-properties style:column-width="12.899cm" style:rel-column-width="4972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101cm" style:rel-column-width="15809*"/>
    </style:style>
    <style:style style:name="Tableau9.B" style:family="table-column">
      <style:table-column-properties style:column-width="12.899cm" style:rel-column-width="4972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101cm" style:rel-column-width="15809*"/>
    </style:style>
    <style:style style:name="Tableau10.B" style:family="table-column">
      <style:table-column-properties style:column-width="12.899cm" style:rel-column-width="49726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4.101cm" style:rel-column-width="15809*"/>
    </style:style>
    <style:style style:name="Tableau11.B" style:family="table-column">
      <style:table-column-properties style:column-width="12.899cm" style:rel-column-width="49726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101cm" style:rel-column-width="15809*"/>
    </style:style>
    <style:style style:name="Tableau12.B" style:family="table-column">
      <style:table-column-properties style:column-width="12.899cm" style:rel-column-width="49726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4.101cm" style:rel-column-width="15809*"/>
    </style:style>
    <style:style style:name="Tableau14.B" style:family="table-column">
      <style:table-column-properties style:column-width="12.899cm" style:rel-column-width="49726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4.101cm" style:rel-column-width="15809*"/>
    </style:style>
    <style:style style:name="Tableau15.B" style:family="table-column">
      <style:table-column-properties style:column-width="12.899cm" style:rel-column-width="49726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101cm" style:rel-column-width="15809*"/>
    </style:style>
    <style:style style:name="Tableau16.B" style:family="table-column">
      <style:table-column-properties style:column-width="12.899cm" style:rel-column-width="49726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4.101cm" style:rel-column-width="15809*"/>
    </style:style>
    <style:style style:name="Tableau17.B" style:family="table-column">
      <style:table-column-properties style:column-width="12.899cm" style:rel-column-width="49726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4.101cm" style:rel-column-width="15809*"/>
    </style:style>
    <style:style style:name="Tableau25.B" style:family="table-column">
      <style:table-column-properties style:column-width="12.899cm" style:rel-column-width="49726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4.101cm" style:rel-column-width="15809*"/>
    </style:style>
    <style:style style:name="Tableau26.B" style:family="table-column">
      <style:table-column-properties style:column-width="12.899cm" style:rel-column-width="49726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8ce" officeooo:paragraph-rsid="000a285d"/>
    </style:style>
    <style:style style:name="P2" style:family="paragraph" style:parent-style-name="Table_20_Contents">
      <style:text-properties officeooo:rsid="000718ce" officeooo:paragraph-rsid="000a285d"/>
    </style:style>
    <style:style style:name="P3" style:family="paragraph" style:parent-style-name="Table_20_Contents">
      <style:text-properties officeooo:rsid="000718ce" officeooo:paragraph-rsid="000718ce"/>
    </style:style>
    <style:style style:name="P4" style:family="paragraph" style:parent-style-name="Text_20_body">
      <style:text-properties officeooo:rsid="000718ce" officeooo:paragraph-rsid="000718ce"/>
    </style:style>
    <style:style style:name="P5" style:family="paragraph" style:parent-style-name="Table_20_Contents">
      <style:text-properties officeooo:rsid="000718ce" officeooo:paragraph-rsid="000e9afd"/>
    </style:style>
    <style:style style:name="P6" style:family="paragraph" style:parent-style-name="Table_20_Contents">
      <style:text-properties officeooo:rsid="000718ce" officeooo:paragraph-rsid="000f01d4"/>
    </style:style>
    <style:style style:name="P7" style:family="paragraph" style:parent-style-name="Table_20_Contents">
      <style:text-properties officeooo:rsid="000718ce" officeooo:paragraph-rsid="002b4c54"/>
    </style:style>
    <style:style style:name="P8" style:family="paragraph" style:parent-style-name="Table_20_Contents">
      <style:text-properties officeooo:rsid="000718ce" officeooo:paragraph-rsid="002cfe7c"/>
    </style:style>
    <style:style style:name="P9" style:family="paragraph" style:parent-style-name="Standard">
      <style:text-properties officeooo:rsid="000718ce" officeooo:paragraph-rsid="002cfe7c"/>
    </style:style>
    <style:style style:name="P10" style:family="paragraph" style:parent-style-name="Standard">
      <style:text-properties officeooo:rsid="000718ce" officeooo:paragraph-rsid="002eacef"/>
    </style:style>
    <style:style style:name="P11" style:family="paragraph" style:parent-style-name="Table_20_Contents">
      <style:text-properties officeooo:rsid="000718ce" officeooo:paragraph-rsid="002eacef"/>
    </style:style>
    <style:style style:name="P12" style:family="paragraph" style:parent-style-name="Standard">
      <style:text-properties officeooo:rsid="000718ce" officeooo:paragraph-rsid="00313284"/>
    </style:style>
    <style:style style:name="P13" style:family="paragraph" style:parent-style-name="Table_20_Contents">
      <style:text-properties officeooo:rsid="000718ce" officeooo:paragraph-rsid="00313284"/>
    </style:style>
    <style:style style:name="P14" style:family="paragraph" style:parent-style-name="Standard">
      <style:text-properties officeooo:rsid="000718ce" officeooo:paragraph-rsid="0033a40a"/>
    </style:style>
    <style:style style:name="P15" style:family="paragraph" style:parent-style-name="Table_20_Contents">
      <style:text-properties officeooo:rsid="000718ce" officeooo:paragraph-rsid="0033a40a"/>
    </style:style>
    <style:style style:name="P16" style:family="paragraph" style:parent-style-name="Table_20_Contents">
      <style:text-properties officeooo:rsid="000718ce" officeooo:paragraph-rsid="0010725d"/>
    </style:style>
    <style:style style:name="P17" style:family="paragraph" style:parent-style-name="Table_20_Contents">
      <style:text-properties officeooo:rsid="000718ce" officeooo:paragraph-rsid="001397c5"/>
    </style:style>
    <style:style style:name="P18" style:family="paragraph" style:parent-style-name="Table_20_Contents">
      <style:text-properties officeooo:rsid="000718ce" officeooo:paragraph-rsid="00186a19"/>
    </style:style>
    <style:style style:name="P19" style:family="paragraph" style:parent-style-name="Table_20_Contents">
      <style:text-properties officeooo:rsid="000718ce" officeooo:paragraph-rsid="001e204a"/>
    </style:style>
    <style:style style:name="P20" style:family="paragraph" style:parent-style-name="Standard">
      <style:text-properties officeooo:rsid="000718ce" officeooo:paragraph-rsid="001e204a"/>
    </style:style>
    <style:style style:name="P21" style:family="paragraph" style:parent-style-name="Table_20_Contents">
      <style:text-properties officeooo:rsid="000718ce" officeooo:paragraph-rsid="002089bd"/>
    </style:style>
    <style:style style:name="P22" style:family="paragraph" style:parent-style-name="Table_20_Contents">
      <style:text-properties officeooo:rsid="000718ce" officeooo:paragraph-rsid="00229feb"/>
    </style:style>
    <style:style style:name="P23" style:family="paragraph" style:parent-style-name="Text_20_body">
      <style:text-properties officeooo:rsid="000718ce" officeooo:paragraph-rsid="00229feb"/>
    </style:style>
    <style:style style:name="P24" style:family="paragraph" style:parent-style-name="Table_20_Contents">
      <style:text-properties officeooo:rsid="000718ce" officeooo:paragraph-rsid="0029489a"/>
    </style:style>
    <style:style style:name="P25" style:family="paragraph" style:parent-style-name="Text_20_body">
      <style:text-properties officeooo:rsid="000718ce" officeooo:paragraph-rsid="0029489a"/>
    </style:style>
    <style:style style:name="P26" style:family="paragraph" style:parent-style-name="Table_20_Contents">
      <style:text-properties officeooo:rsid="000718ce" officeooo:paragraph-rsid="002fda4e"/>
    </style:style>
    <style:style style:name="P27" style:family="paragraph" style:parent-style-name="Table_20_Contents">
      <style:text-properties officeooo:rsid="000718ce" officeooo:paragraph-rsid="00359053"/>
    </style:style>
    <style:style style:name="P28" style:family="paragraph" style:parent-style-name="Table_20_Contents">
      <style:text-properties officeooo:rsid="000718ce" officeooo:paragraph-rsid="00380527"/>
    </style:style>
    <style:style style:name="P29" style:family="paragraph" style:parent-style-name="Table_20_Contents">
      <style:text-properties officeooo:rsid="000718ce" officeooo:paragraph-rsid="00456121"/>
    </style:style>
    <style:style style:name="P30" style:family="paragraph" style:parent-style-name="Table_20_Contents">
      <style:text-properties officeooo:rsid="000718ce" officeooo:paragraph-rsid="00465dc1"/>
    </style:style>
    <style:style style:name="P31" style:family="paragraph" style:parent-style-name="Text_20_body">
      <style:text-properties officeooo:rsid="000718ce" officeooo:paragraph-rsid="00222235"/>
    </style:style>
    <style:style style:name="P32" style:family="paragraph" style:parent-style-name="Standard">
      <style:text-properties officeooo:rsid="000f832e" officeooo:paragraph-rsid="0010725d"/>
    </style:style>
    <style:style style:name="P33" style:family="paragraph" style:parent-style-name="Standard">
      <style:text-properties officeooo:rsid="000f832e" officeooo:paragraph-rsid="00186a19"/>
    </style:style>
    <style:style style:name="P34" style:family="paragraph" style:parent-style-name="Standard">
      <style:text-properties officeooo:rsid="000f832e" officeooo:paragraph-rsid="001e204a"/>
    </style:style>
    <style:style style:name="P35" style:family="paragraph" style:parent-style-name="Standard">
      <style:text-properties officeooo:rsid="000f832e" officeooo:paragraph-rsid="000f832e"/>
    </style:style>
    <style:style style:name="P36" style:family="paragraph" style:parent-style-name="Table_20_Contents">
      <style:text-properties officeooo:rsid="00094dc0" officeooo:paragraph-rsid="00094dc0"/>
    </style:style>
    <style:style style:name="P37" style:family="paragraph" style:parent-style-name="Table_20_Contents">
      <style:text-properties officeooo:rsid="00094dc0" officeooo:paragraph-rsid="000a285d"/>
    </style:style>
    <style:style style:name="P38" style:family="paragraph" style:parent-style-name="Table_20_Contents">
      <style:text-properties officeooo:rsid="00094dc0" officeooo:paragraph-rsid="000e9afd"/>
    </style:style>
    <style:style style:name="P39" style:family="paragraph" style:parent-style-name="Table_20_Contents">
      <style:text-properties officeooo:rsid="00094dc0" officeooo:paragraph-rsid="002089bd"/>
    </style:style>
    <style:style style:name="P40" style:family="paragraph" style:parent-style-name="Table_20_Contents">
      <style:text-properties officeooo:rsid="00094dc0" officeooo:paragraph-rsid="00229feb"/>
    </style:style>
    <style:style style:name="P41" style:family="paragraph" style:parent-style-name="Table_20_Contents">
      <style:text-properties officeooo:rsid="00094dc0" officeooo:paragraph-rsid="002fda4e"/>
    </style:style>
    <style:style style:name="P42" style:family="paragraph" style:parent-style-name="Table_20_Contents">
      <style:text-properties officeooo:rsid="00094dc0" officeooo:paragraph-rsid="00359053"/>
    </style:style>
    <style:style style:name="P43" style:family="paragraph" style:parent-style-name="Table_20_Contents">
      <style:text-properties officeooo:rsid="00094dc0" officeooo:paragraph-rsid="00380527"/>
    </style:style>
    <style:style style:name="P44" style:family="paragraph" style:parent-style-name="Table_20_Contents">
      <style:text-properties officeooo:rsid="00094dc0" officeooo:paragraph-rsid="00456121"/>
    </style:style>
    <style:style style:name="P45" style:family="paragraph" style:parent-style-name="Table_20_Contents">
      <style:text-properties officeooo:rsid="00094dc0" officeooo:paragraph-rsid="00465dc1"/>
    </style:style>
    <style:style style:name="P46" style:family="paragraph" style:parent-style-name="Standard">
      <style:text-properties officeooo:paragraph-rsid="00456121"/>
    </style:style>
    <style:style style:name="P47" style:family="paragraph" style:parent-style-name="Standard">
      <style:text-properties officeooo:paragraph-rsid="00465dc1"/>
    </style:style>
    <style:style style:name="P48" style:family="paragraph" style:parent-style-name="Text_20_body" style:list-style-name="L1">
      <style:text-properties officeooo:rsid="0048bd3c" officeooo:paragraph-rsid="0048bd3c"/>
    </style:style>
    <style:style style:name="T1" style:family="text">
      <style:text-properties officeooo:rsid="0003c546"/>
    </style:style>
    <style:style style:name="T2" style:family="text">
      <style:text-properties officeooo:rsid="0007ab6c"/>
    </style:style>
    <style:style style:name="T3" style:family="text">
      <style:text-properties officeooo:rsid="00094dc0"/>
    </style:style>
    <style:style style:name="T4" style:family="text">
      <style:text-properties officeooo:rsid="000a285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285d" style:font-weight-asian="bold" style:font-weight-complex="bold"/>
    </style:style>
    <style:style style:name="T7" style:family="text">
      <style:text-properties fo:font-weight="bold" officeooo:rsid="0007ab6c" style:font-weight-asian="bold" style:font-weight-complex="bold"/>
    </style:style>
    <style:style style:name="T8" style:family="text">
      <style:text-properties fo:font-weight="bold" officeooo:rsid="000a7b5a" style:font-weight-asian="bold" style:font-weight-complex="bold"/>
    </style:style>
    <style:style style:name="T9" style:family="text">
      <style:text-properties fo:font-weight="bold" officeooo:rsid="002cfe7c" style:font-weight-asian="bold" style:font-weight-complex="bold"/>
    </style:style>
    <style:style style:name="T10" style:family="text">
      <style:text-properties fo:font-weight="bold" officeooo:rsid="002fda4e" style:font-weight-asian="bold" style:font-weight-complex="bold"/>
    </style:style>
    <style:style style:name="T11" style:family="text">
      <style:text-properties fo:font-weight="bold" officeooo:rsid="00456121" style:font-weight-asian="bold" style:font-weight-complex="bold"/>
    </style:style>
    <style:style style:name="T12" style:family="text">
      <style:text-properties fo:font-weight="bold" officeooo:rsid="00465dc1" style:font-weight-asian="bold" style:font-weight-complex="bold"/>
    </style:style>
    <style:style style:name="T13" style:family="text">
      <style:text-properties officeooo:rsid="000a5272"/>
    </style:style>
    <style:style style:name="T14" style:family="text">
      <style:text-properties officeooo:rsid="000a7b5a"/>
    </style:style>
    <style:style style:name="T15" style:family="text">
      <style:text-properties officeooo:rsid="000b602d"/>
    </style:style>
    <style:style style:name="T16" style:family="text">
      <style:text-properties officeooo:rsid="000e9afd"/>
    </style:style>
    <style:style style:name="T17" style:family="text">
      <style:text-properties officeooo:rsid="000f01d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7ab6c" style:font-weight-asian="normal" style:font-weight-complex="normal"/>
    </style:style>
    <style:style style:name="T20" style:family="text">
      <style:text-properties fo:font-weight="normal" officeooo:rsid="001397c5" style:font-weight-asian="normal" style:font-weight-complex="normal"/>
    </style:style>
    <style:style style:name="T21" style:family="text">
      <style:text-properties fo:font-weight="normal" officeooo:rsid="000f01d4" style:font-weight-asian="normal" style:font-weight-complex="normal"/>
    </style:style>
    <style:style style:name="T22" style:family="text">
      <style:text-properties fo:font-weight="normal" officeooo:rsid="001c7753" style:font-weight-asian="normal" style:font-weight-complex="normal"/>
    </style:style>
    <style:style style:name="T23" style:family="text">
      <style:text-properties fo:font-weight="normal" officeooo:rsid="001f158e" style:font-weight-asian="normal" style:font-weight-complex="normal"/>
    </style:style>
    <style:style style:name="T24" style:family="text">
      <style:text-properties fo:font-weight="normal" officeooo:rsid="002089bd" style:font-weight-asian="normal" style:font-weight-complex="normal"/>
    </style:style>
    <style:style style:name="T25" style:family="text">
      <style:text-properties fo:font-weight="normal" officeooo:rsid="00244270" style:font-weight-asian="normal" style:font-weight-complex="normal"/>
    </style:style>
    <style:style style:name="T26" style:family="text">
      <style:text-properties fo:font-weight="normal" officeooo:rsid="00253542" style:font-weight-asian="normal" style:font-weight-complex="normal"/>
    </style:style>
    <style:style style:name="T27" style:family="text">
      <style:text-properties fo:font-weight="normal" officeooo:rsid="002a0a2b" style:font-weight-asian="normal" style:font-weight-complex="normal"/>
    </style:style>
    <style:style style:name="T28" style:family="text">
      <style:text-properties fo:font-weight="normal" officeooo:rsid="002b4c54" style:font-weight-asian="normal" style:font-weight-complex="normal"/>
    </style:style>
    <style:style style:name="T29" style:family="text">
      <style:text-properties fo:font-weight="normal" officeooo:rsid="002cfe7c" style:font-weight-asian="normal" style:font-weight-complex="normal"/>
    </style:style>
    <style:style style:name="T30" style:family="text">
      <style:text-properties fo:font-weight="normal" officeooo:rsid="002fda4e" style:font-weight-asian="normal" style:font-weight-complex="normal"/>
    </style:style>
    <style:style style:name="T31" style:family="text">
      <style:text-properties fo:font-weight="normal" officeooo:rsid="0033a40a" style:font-weight-asian="normal" style:font-weight-complex="normal"/>
    </style:style>
    <style:style style:name="T32" style:family="text">
      <style:text-properties fo:font-weight="normal" officeooo:rsid="00359053" style:font-weight-asian="normal" style:font-weight-complex="normal"/>
    </style:style>
    <style:style style:name="T33" style:family="text">
      <style:text-properties fo:font-weight="normal" officeooo:rsid="0037549c" style:font-weight-asian="normal" style:font-weight-complex="normal"/>
    </style:style>
    <style:style style:name="T34" style:family="text">
      <style:text-properties fo:font-weight="normal" officeooo:rsid="00380527" style:font-weight-asian="normal" style:font-weight-complex="normal"/>
    </style:style>
    <style:style style:name="T35" style:family="text">
      <style:text-properties fo:font-weight="normal" officeooo:rsid="00456121" style:font-weight-asian="normal" style:font-weight-complex="normal"/>
    </style:style>
    <style:style style:name="T36" style:family="text">
      <style:text-properties fo:font-weight="normal" officeooo:rsid="00465dc1" style:font-weight-asian="normal" style:font-weight-complex="normal"/>
    </style:style>
    <style:style style:name="T37" style:family="text">
      <style:text-properties officeooo:rsid="0010725d"/>
    </style:style>
    <style:style style:name="T38" style:family="text">
      <style:text-properties officeooo:rsid="0016a197"/>
    </style:style>
    <style:style style:name="T39" style:family="text">
      <style:text-properties officeooo:rsid="00186a19"/>
    </style:style>
    <style:style style:name="T40" style:family="text">
      <style:text-properties officeooo:rsid="001aaae3"/>
    </style:style>
    <style:style style:name="T41" style:family="text">
      <style:text-properties officeooo:rsid="001e204a"/>
    </style:style>
    <style:style style:name="T42" style:family="text">
      <style:text-properties officeooo:rsid="002089bd"/>
    </style:style>
    <style:style style:name="T43" style:family="text">
      <style:text-properties officeooo:rsid="002270cd"/>
    </style:style>
    <style:style style:name="T44" style:family="text">
      <style:text-properties officeooo:rsid="00229feb"/>
    </style:style>
    <style:style style:name="T45" style:family="text">
      <style:text-properties officeooo:rsid="0022fa6b"/>
    </style:style>
    <style:style style:name="T46" style:family="text">
      <style:text-properties officeooo:rsid="00253542"/>
    </style:style>
    <style:style style:name="T47" style:family="text">
      <style:text-properties officeooo:rsid="00261683"/>
    </style:style>
    <style:style style:name="T48" style:family="text">
      <style:text-properties officeooo:rsid="00288ba2"/>
    </style:style>
    <style:style style:name="T49" style:family="text">
      <style:text-properties officeooo:rsid="002a0a2b"/>
    </style:style>
    <style:style style:name="T50" style:family="text">
      <style:text-properties officeooo:rsid="002b4c54"/>
    </style:style>
    <style:style style:name="T51" style:family="text">
      <style:text-properties officeooo:rsid="002cfe7c"/>
    </style:style>
    <style:style style:name="T52" style:family="text">
      <style:text-properties officeooo:rsid="002eacef"/>
    </style:style>
    <style:style style:name="T53" style:family="text">
      <style:text-properties officeooo:rsid="002ebf28"/>
    </style:style>
    <style:style style:name="T54" style:family="text">
      <style:text-properties officeooo:rsid="002fda4e"/>
    </style:style>
    <style:style style:name="T55" style:family="text">
      <style:text-properties officeooo:rsid="00313284"/>
    </style:style>
    <style:style style:name="T56" style:family="text">
      <style:text-properties officeooo:rsid="0033a40a"/>
    </style:style>
    <style:style style:name="T57" style:family="text">
      <style:text-properties officeooo:rsid="0042ba41"/>
    </style:style>
    <style:style style:name="T58" style:family="text">
      <style:text-properties officeooo:rsid="00456121"/>
    </style:style>
    <style:style style:name="T59" style:family="text">
      <style:text-properties officeooo:rsid="00465dc1"/>
    </style:style>
    <style:style style:name="T60" style:family="text">
      <style:text-properties officeooo:rsid="0049871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users stories <text:span text:style-name="T1">&amp; critères d’acceptation</text:span></text:h>
      <text:p text:style-name="Text_20_body"/>
      <text:p text:style-name="Text_20_body"/>
      <text:list xml:id="list2344152751" text:style-name="L1">
        <text:list-item>
          <text:p text:style-name="P48">Stories communes à l’élève et au tuteur</text:p>
        </text:list-item>
      </text:list>
      <text:p text:style-name="P4"><text:tab/></text:p>
      <table:table table:name="Tableau1" table:style-name="Tableau1">
        <table:table-column table:style-name="Tableau1.A"/>
        <table:table-column table:style-name="Tableau1.B"/>
        <table:table-row table:style-name="TableLine2383593217792">
          <table:table-cell table:style-name="Tableau1.A1" office:value-type="string">
            <text:p text:style-name="P3">Story - <text:span text:style-name="T4">1</text:span></text:p>
          </table:table-cell>
          <table:table-cell table:style-name="Tableau1.B1" office:value-type="string">
            <text:p text:style-name="P3"><text:span text:style-name="T5">En tant qu</text:span>’élève/<text:span text:style-name="T60">tuteur</text:span> <text:span text:style-name="T5">je veux</text:span> m’inscrire <text:span text:style-name="T5">pour</text:span> <text:span text:style-name="T3">accéder aux services</text:span></text:p>
          </table:table-cell>
        </table:table-row>
        <table:table-row table:style-name="TableLine2383593221056">
          <table:table-cell table:style-name="Tableau1.A2" office:value-type="string">
            <text:p text:style-name="P3">Critère acceptation 1</text:p>
          </table:table-cell>
          <table:table-cell table:style-name="Tableau1.B2" office:value-type="string">
            <text:p text:style-name="P3"><text:span text:style-name="T5">Etant donné</text:span> que <text:span text:style-name="T2">je suis sur la page de connexion </text:span><text:span text:style-name="T7">lorsque</text:span><text:span text:style-name="T2"> je clique vers le liens de la page de création de compte </text:span><text:span text:style-name="T7">alors</text:span><text:span text:style-name="T2"> je suis renvoyé sur la page de création du compte</text:span></text:p>
          </table:table-cell>
        </table:table-row>
        <table:table-row table:style-name="TableLine2383593221328">
          <table:table-cell table:style-name="Tableau1.A2" office:value-type="string">
            <text:p text:style-name="P36">Critère acceptation 2</text:p>
          </table:table-cell>
          <table:table-cell table:style-name="Tableau1.B2" office:value-type="string">
            <text:p text:style-name="P36"><text:span text:style-name="T5">Etant donné que</text:span> je suis sur la page de création de compte <text:span text:style-name="T5">lorsque</text:span> je remplis le formulaire sans erreur <text:span text:style-name="T14">(nom, mail, mdp)</text:span> <text:span text:style-name="T5">alors</text:span> un mail de validation de boite mail est envoyé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row table:style-name="TableLine2383593219424">
          <table:table-cell table:style-name="Tableau2.A1" office:value-type="string">
            <text:p text:style-name="P2">Story - <text:span text:style-name="T4">2</text:span></text:p>
          </table:table-cell>
          <table:table-cell table:style-name="Tableau2.B1" office:value-type="string">
            <text:p text:style-name="P2"><text:span text:style-name="T5">En tant qu</text:span>’élève/<text:span text:style-name="T60">tuteur</text:span> <text:span text:style-name="T6">je veux</text:span><text:span text:style-name="T4"> pouvoir réinitialiser mon mot de passe oublié </text:span><text:span text:style-name="T6">pour</text:span><text:span text:style-name="T4"> accéder </text:span><text:span text:style-name="T13">à mon espace personnel</text:span></text:p>
          </table:table-cell>
        </table:table-row>
        <table:table-row table:style-name="TableLine2383593242272">
          <table:table-cell table:style-name="Tableau2.A2" office:value-type="string">
            <text:p text:style-name="P2">Critère acceptation 1</text:p>
          </table:table-cell>
          <table:table-cell table:style-name="Tableau2.B2" office:value-type="string">
            <text:p text:style-name="P2"><text:span text:style-name="T5">Etant donné que</text:span> <text:span text:style-name="T2">je suis sur la page de connexion </text:span><text:span text:style-name="T7">lorsque</text:span><text:span text:style-name="T2"> je clique </text:span><text:span text:style-name="T14">sur « mot de passe oublié » </text:span><text:span text:style-name="T2"><text:s/></text:span><text:span text:style-name="T7">alors</text:span><text:span text:style-name="T2"> </text:span><text:span text:style-name="T14">un mail de vérification, contenant le lien de la page de réinitialisation, est envoyé</text:span></text:p>
          </table:table-cell>
        </table:table-row>
        <table:table-row table:style-name="TableLine2383593243904">
          <table:table-cell table:style-name="Tableau2.A2" office:value-type="string">
            <text:p text:style-name="P37">Critère acceptation 2</text:p>
          </table:table-cell>
          <table:table-cell table:style-name="Tableau2.B2" office:value-type="string">
            <text:p text:style-name="P37"><text:span text:style-name="T5">Etant donné </text:span>que je suis sur la page de <text:span text:style-name="T14">réinitialisation</text:span> <text:span text:style-name="T5">lorsque</text:span> je remplis le formulaire sans erreur <text:span text:style-name="T15">(deux fois le nouveau mot de passe</text:span><text:span text:style-name="T14">)</text:span> <text:span text:style-name="T5">alors</text:span> <text:span text:style-name="T15">un message de confirmation de changement de mot de passe apparaît. </text:span>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 table:style-name="TableLine2383593231392">
          <table:table-cell table:style-name="Tableau5.A1" office:value-type="string">
            <text:p text:style-name="P5">Story - <text:span text:style-name="T16">3</text:span></text:p>
          </table:table-cell>
          <table:table-cell table:style-name="Tableau5.B1" office:value-type="string">
            <text:p text:style-name="P5"><text:span text:style-name="T5">En tant qu</text:span>’élève/<text:span text:style-name="T60">tuteur</text:span> <text:span text:style-name="T6">je veux</text:span><text:span text:style-name="T4"> </text:span><text:span text:style-name="T16">rentrer mon identifiant et mon mot de passe </text:span><text:span text:style-name="T4"><text:s/></text:span><text:span text:style-name="T6">pour</text:span><text:span text:style-name="T4"> accéder </text:span><text:span text:style-name="T13">à mon espace personnel</text:span></text:p>
          </table:table-cell>
        </table:table-row>
        <table:table-row table:style-name="TableLine2383593242544">
          <table:table-cell table:style-name="Tableau5.A2" office:value-type="string">
            <text:p text:style-name="P5">Critère acceptation 1</text:p>
          </table:table-cell>
          <table:table-cell table:style-name="Tableau5.B2" office:value-type="string">
            <text:p text:style-name="P5"><text:span text:style-name="T5">Etant donné que</text:span> <text:span text:style-name="T2">je suis sur la page de connexion </text:span><text:span text:style-name="T7">lorsque</text:span><text:span text:style-name="T2"> </text:span><text:span text:style-name="T16">je remplis mon email et mon mot de passe</text:span><text:span text:style-name="T14"> </text:span><text:span text:style-name="T2"><text:s/></text:span><text:span text:style-name="T7">alors</text:span><text:span text:style-name="T2"> </text:span><text:span text:style-name="T16">une vérification est faite </text:span></text:p>
          </table:table-cell>
        </table:table-row>
        <table:table-row table:style-name="TableLine2383593228128">
          <table:table-cell table:style-name="Tableau5.A2" office:value-type="string">
            <text:p text:style-name="P38">Critère acceptation 2</text:p>
          </table:table-cell>
          <table:table-cell table:style-name="Tableau5.B2" office:value-type="string">
            <text:p text:style-name="P6"><text:span text:style-name="T5">Etant donné que</text:span> <text:span text:style-name="T2">je suis sur la page de connexion </text:span><text:span text:style-name="T7">lorsque</text:span><text:span text:style-name="T2"> </text:span><text:span text:style-name="T16">je remplis mon email et mon mot de passe </text:span><text:span text:style-name="T17">valides</text:span><text:span text:style-name="T14"> </text:span><text:span text:style-name="T2"><text:s/></text:span><text:span text:style-name="T7">alors</text:span><text:span text:style-name="T2"> </text:span><text:span text:style-name="T17">je suis redirigé vers mon espace</text:span></text:p>
          </table:table-cell>
        </table:table-row>
      </table:table>
      <text:p text:style-name="P35"/>
      <table:table table:name="Tableau7" table:style-name="Tableau7">
        <table:table-column table:style-name="Tableau7.A"/>
        <table:table-column table:style-name="Tableau7.B"/>
        <table:table-row table:style-name="TableLine2383593228944">
          <table:table-cell table:style-name="Tableau7.A1" office:value-type="string">
            <text:p text:style-name="P16">Story - <text:span text:style-name="T37">4</text:span></text:p>
          </table:table-cell>
          <table:table-cell table:style-name="Tableau7.B1" office:value-type="string">
            <text:p text:style-name="P16"><text:span text:style-name="T5">En tant qu</text:span>’élève/<text:span text:style-name="T60">tuteur</text:span> <text:span text:style-name="T6">je veux</text:span><text:span text:style-name="T4"> </text:span><text:span text:style-name="T55">pouvoir voir rapidement le nombre de messages non lus</text:span><text:span text:style-name="T16"> </text:span><text:span text:style-name="T4"><text:s/></text:span><text:span text:style-name="T6">pour</text:span><text:span text:style-name="T4"> </text:span><text:span text:style-name="T55">répondre en cas de besoin</text:span></text:p>
          </table:table-cell>
        </table:table-row>
        <table:table-row table:style-name="TableLine2383593229760">
          <table:table-cell table:style-name="Tableau7.A2" office:value-type="string">
            <text:p text:style-name="P16">Critère acceptation 1</text:p>
          </table:table-cell>
          <table:table-cell table:style-name="Tableau7.B2" office:value-type="string">
            <text:p text:style-name="P17"><text:span text:style-name="T5">Etant donné </text:span><text:span text:style-name="T18">que </text:span><text:span text:style-name="T19">je suis sur la </text:span><text:span text:style-name="T20">page d’accueil</text:span><text:span text:style-name="T7"> lorsque </text:span><text:span text:style-name="T8"><text:s/></text:span><text:span text:style-name="T20">je regarde le compteur de messages non lus</text:span><text:span text:style-name="T7"> alors </text:span><text:span text:style-name="T21">je </text:span><text:span text:style-name="T20">peux voir le nombre de messages non lus</text:span></text:p>
          </table:table-cell>
        </table:table-row>
      </table:table>
      <text:p text:style-name="P32"/>
      <table:table table:name="Tableau8" table:style-name="Tableau8">
        <table:table-column table:style-name="Tableau8.A"/>
        <table:table-column table:style-name="Tableau8.B"/>
        <table:table-row table:style-name="TableLine2383593243632">
          <table:table-cell table:style-name="Tableau8.A1" office:value-type="string">
            <text:p text:style-name="P18">Story - <text:span text:style-name="T39">5</text:span></text:p>
          </table:table-cell>
          <table:table-cell table:style-name="Tableau8.B1" office:value-type="string">
            <text:p text:style-name="P18"><text:span text:style-name="T5">En tant qu</text:span>’élève/<text:span text:style-name="T60">tuteur</text:span> <text:span text:style-name="T6">je veux</text:span><text:span text:style-name="T4"> </text:span><text:span text:style-name="T38">pouvoir </text:span><text:span text:style-name="T55">voir rapidement les tâches qui me restent à faire</text:span><text:span text:style-name="T4"> </text:span><text:span text:style-name="T6">pour</text:span><text:span text:style-name="T4"> </text:span><text:span text:style-name="T40">suivre et réaliser mes devoirs</text:span></text:p>
          </table:table-cell>
        </table:table-row>
        <table:table-row table:style-name="TableLine2383593244176">
          <table:table-cell table:style-name="Tableau8.A2" office:value-type="string">
            <text:p text:style-name="P18">Critère acceptation 1</text:p>
          </table:table-cell>
          <table:table-cell table:style-name="Tableau8.B2" office:value-type="string">
            <text:p text:style-name="P18"><text:span text:style-name="T5">Etant donné </text:span><text:span text:style-name="T18">que </text:span><text:span text:style-name="T19">je suis sur la </text:span><text:span text:style-name="T20">page d’accueil</text:span><text:span text:style-name="T7"> lorsque </text:span><text:span text:style-name="T8"><text:s/></text:span><text:span text:style-name="T22">je regarde le récapitulatif des tâches</text:span><text:span text:style-name="T7"> alors </text:span><text:span text:style-name="T21">je </text:span><text:span text:style-name="T20">peux voir le</text:span><text:span text:style-name="T22">s tâches en cours </text:span></text:p>
          </table:table-cell>
        </table:table-row>
      </table:table>
      <text:p text:style-name="P33"/>
      <text:p text:style-name="P33"/>
      <text:p text:style-name="P34"/>
      <table:table table:name="Tableau9" table:style-name="Tableau9">
        <table:table-column table:style-name="Tableau9.A"/>
        <table:table-column table:style-name="Tableau9.B"/>
        <text:soft-page-break/>
        <table:table-row table:style-name="TableLine2383593230576">
          <table:table-cell table:style-name="Tableau9.A1" office:value-type="string">
            <text:p text:style-name="P19">Story - <text:span text:style-name="T48">6</text:span></text:p>
          </table:table-cell>
          <table:table-cell table:style-name="Tableau9.B1" office:value-type="string">
            <text:p text:style-name="P19"><text:span text:style-name="T5">En tant qu</text:span>’élève/<text:span text:style-name="T60">tuteur</text:span> <text:span text:style-name="T6">je veux</text:span><text:span text:style-name="T4"> </text:span><text:span text:style-name="T38">pouvoir </text:span><text:span text:style-name="T53">voir rapidement mes prochains rendez-vous</text:span><text:span text:style-name="T41"> </text:span><text:span text:style-name="T6">pour</text:span><text:span text:style-name="T4"> </text:span><text:span text:style-name="T53">m’organiser dans mon travail</text:span></text:p>
          </table:table-cell>
        </table:table-row>
        <table:table-row table:style-name="TableLine2383593236016">
          <table:table-cell table:style-name="Tableau9.A2" office:value-type="string">
            <text:p text:style-name="P19">Critère acceptation 1</text:p>
          </table:table-cell>
          <table:table-cell table:style-name="Tableau9.B2" office:value-type="string">
            <text:p text:style-name="P19"><text:span text:style-name="T5">Etant donné </text:span><text:span text:style-name="T18">que </text:span><text:span text:style-name="T19">je suis sur la </text:span><text:span text:style-name="T20">page d’accueil</text:span><text:span text:style-name="T7"> lorsque </text:span><text:span text:style-name="T8"><text:s/></text:span><text:span text:style-name="T23">je regarde une liste d’évènements</text:span><text:span text:style-name="T7"> alors </text:span><text:span text:style-name="T21">je </text:span><text:span text:style-name="T20">peux voir </text:span><text:span text:style-name="T23">les prochains rendez-vous</text:span><text:span text:style-name="T22"> </text:span></text:p>
          </table:table-cell>
        </table:table-row>
      </table:table>
      <text:p text:style-name="P20"/>
      <table:table table:name="Tableau10" table:style-name="Tableau10">
        <table:table-column table:style-name="Tableau10.A"/>
        <table:table-column table:style-name="Tableau10.B"/>
        <table:table-row table:style-name="TableLine2383593238464">
          <table:table-cell table:style-name="Tableau10.A1" office:value-type="string">
            <text:p text:style-name="P21">Story - <text:span text:style-name="T48">7</text:span></text:p>
          </table:table-cell>
          <table:table-cell table:style-name="Tableau10.B1" office:value-type="string">
            <text:p text:style-name="P21"><text:span text:style-name="T5">En tant qu</text:span>’élève/<text:span text:style-name="T60">tuteur</text:span> <text:span text:style-name="T6">je veux</text:span><text:span text:style-name="T4"> </text:span><text:span text:style-name="T42">ajouter </text:span><text:span text:style-name="T44">des conversations</text:span><text:span text:style-name="T41"> </text:span><text:span text:style-name="T6">pour</text:span><text:span text:style-name="T4"> </text:span><text:span text:style-name="T42"><text:s/>di</text:span><text:span text:style-name="T43">scuter avec plusieurs tuteurs</text:span></text:p>
          </table:table-cell>
        </table:table-row>
        <table:table-row table:style-name="TableLine2383593243360">
          <table:table-cell table:style-name="Tableau10.A2" office:value-type="string">
            <text:p text:style-name="P21">Critère acceptation 1</text:p>
          </table:table-cell>
          <table:table-cell table:style-name="Tableau10.B2" office:value-type="string">
            <text:p text:style-name="P21"><text:span text:style-name="T5">Etant donné </text:span><text:span text:style-name="T18">que </text:span><text:span text:style-name="T19">je suis sur la </text:span><text:span text:style-name="T20">page d</text:span><text:span text:style-name="T24">e chat</text:span><text:span text:style-name="T7"> lorsque </text:span><text:span text:style-name="T8"><text:s/></text:span><text:span text:style-name="T24">je clique sur « </text:span><text:span text:style-name="T25">ajouter »</text:span><text:span text:style-name="T7"> alors </text:span><text:span text:style-name="T24">je peux sélectionner un tuteur dans la liste</text:span></text:p>
          </table:table-cell>
        </table:table-row>
        <table:table-row table:style-name="TableLine2383593233568">
          <table:table-cell table:style-name="Tableau10.A2" office:value-type="string">
            <text:p text:style-name="P39">Critère acceptation 2</text:p>
          </table:table-cell>
          <table:table-cell table:style-name="Tableau10.B2" office:value-type="string">
            <text:p text:style-name="P21"><text:span text:style-name="T5">Etant donné que</text:span> <text:span text:style-name="T18">que </text:span><text:span text:style-name="T19">je suis sur la </text:span><text:span text:style-name="T20">page d</text:span><text:span text:style-name="T24">e chat</text:span><text:span text:style-name="T2"> </text:span><text:span text:style-name="T7">lorsque</text:span><text:span text:style-name="T2"> </text:span><text:span text:style-name="T42">j’ai sélectionné un tuteur</text:span><text:span text:style-name="T14"> </text:span><text:span text:style-name="T2"><text:s/></text:span><text:span text:style-name="T7">alors</text:span><text:span text:style-name="T2"> </text:span><text:span text:style-name="T42">la liste de conversation est augmentée du tuteur sélectionné</text:span></text:p>
          </table:table-cell>
        </table:table-row>
      </table:table>
      <text:p text:style-name="P31"/>
      <table:table table:name="Tableau11" table:style-name="Tableau11">
        <table:table-column table:style-name="Tableau11.A"/>
        <table:table-column table:style-name="Tableau11.B"/>
        <table:table-row table:style-name="TableLine2383593231664">
          <table:table-cell table:style-name="Tableau11.A1" office:value-type="string">
            <text:p text:style-name="P22">Story - <text:span text:style-name="T48">8</text:span></text:p>
          </table:table-cell>
          <table:table-cell table:style-name="Tableau11.B1" office:value-type="string">
            <text:p text:style-name="P22"><text:span text:style-name="T5">En tant qu</text:span>’élève/<text:span text:style-name="T60">tuteur</text:span> <text:span text:style-name="T6">je veux</text:span><text:span text:style-name="T4"> </text:span><text:span text:style-name="T45">supprimer des conversations</text:span><text:span text:style-name="T41"> </text:span><text:span text:style-name="T6">pour</text:span><text:span text:style-name="T4"> </text:span><text:span text:style-name="T45">clore des conversations et y voir plus claire dans la liste de conversations.</text:span></text:p>
          </table:table-cell>
        </table:table-row>
        <table:table-row table:style-name="TableLine2383593241456">
          <table:table-cell table:style-name="Tableau11.A2" office:value-type="string">
            <text:p text:style-name="P22">Critère acceptation 1</text:p>
          </table:table-cell>
          <table:table-cell table:style-name="Tableau11.B2" office:value-type="string">
            <text:p text:style-name="P22"><text:span text:style-name="T5">Etant donné </text:span><text:span text:style-name="T18">que </text:span><text:span text:style-name="T19">je suis sur la </text:span><text:span text:style-name="T20">page d</text:span><text:span text:style-name="T24">e chat</text:span><text:span text:style-name="T7"> lorsque </text:span><text:span text:style-name="T8"><text:s/></text:span><text:span text:style-name="T24">je </text:span><text:span text:style-name="T25">sélectionne <text:s/></text:span><text:span text:style-name="T26">une conversation</text:span><text:span text:style-name="T7"> alors </text:span><text:span text:style-name="T24">je peux </text:span><text:span text:style-name="T26">la supprimer en cliquant sur « supprimer »</text:span></text:p>
          </table:table-cell>
        </table:table-row>
        <table:table-row table:style-name="TableLine2383593236560">
          <table:table-cell table:style-name="Tableau11.A2" office:value-type="string">
            <text:p text:style-name="P40">Critère acceptation 2</text:p>
          </table:table-cell>
          <table:table-cell table:style-name="Tableau11.B2" office:value-type="string">
            <text:p text:style-name="P22"><text:span text:style-name="T5">Etant donné que</text:span> <text:span text:style-name="T18">que </text:span><text:span text:style-name="T19">je suis sur la </text:span><text:span text:style-name="T20">page d</text:span><text:span text:style-name="T24">e chat</text:span><text:span text:style-name="T2"> </text:span><text:span text:style-name="T7">lorsque</text:span><text:span text:style-name="T2"> </text:span><text:span text:style-name="T42">j’ai </text:span><text:span text:style-name="T46">cliqué sur « sup</text:span><text:span text:style-name="T47">p</text:span><text:span text:style-name="T46">rimer »</text:span><text:span text:style-name="T14"> </text:span><text:span text:style-name="T2"><text:s/></text:span><text:span text:style-name="T7">alors</text:span><text:span text:style-name="T2"> </text:span><text:span text:style-name="T42">la liste de conversation est </text:span><text:span text:style-name="T46">diminuée de la conversation visée</text:span></text:p>
          </table:table-cell>
        </table:table-row>
      </table:table>
      <text:p text:style-name="P23"/>
      <table:table table:name="Tableau12" table:style-name="Tableau12">
        <table:table-column table:style-name="Tableau12.A"/>
        <table:table-column table:style-name="Tableau12.B"/>
        <table:table-row table:style-name="TableLine2383593234112">
          <table:table-cell table:style-name="Tableau12.A1" office:value-type="string">
            <text:p text:style-name="P24">Story - <text:span text:style-name="T49">9</text:span></text:p>
          </table:table-cell>
          <table:table-cell table:style-name="Tableau12.B1" office:value-type="string">
            <text:p text:style-name="P24"><text:span text:style-name="T5">En tant qu</text:span>’élève/<text:span text:style-name="T60">tuteur</text:span> <text:span text:style-name="T6">je veux</text:span><text:span text:style-name="T4"> </text:span><text:span text:style-name="T49">lire l’historique d’une conversation</text:span><text:span text:style-name="T41"> </text:span><text:span text:style-name="T6">pour</text:span><text:span text:style-name="T4"> </text:span><text:span text:style-name="T49">répondre de façon adéquat en fonction des échanges passés</text:span></text:p>
          </table:table-cell>
        </table:table-row>
        <table:table-row table:style-name="TableLine2383593237920">
          <table:table-cell table:style-name="Tableau12.A2" office:value-type="string">
            <text:p text:style-name="P24">Critère acceptation 1</text:p>
          </table:table-cell>
          <table:table-cell table:style-name="Tableau12.B2" office:value-type="string">
            <text:p text:style-name="P24"><text:span text:style-name="T5">Etant donné </text:span><text:span text:style-name="T18">que </text:span><text:span text:style-name="T19">je suis sur la </text:span><text:span text:style-name="T20">page d</text:span><text:span text:style-name="T24">e chat</text:span><text:span text:style-name="T7"> lorsque </text:span><text:span text:style-name="T8"><text:s/></text:span><text:span text:style-name="T24">je </text:span><text:span text:style-name="T25">sélectionne <text:s/></text:span><text:span text:style-name="T26">une conversation</text:span><text:span text:style-name="T7"> alors </text:span><text:span text:style-name="T27">la conversation s’affiche avec son historique</text:span></text:p>
          </table:table-cell>
        </table:table-row>
        <table:table-row table:style-name="TableLine2383593239280">
          <table:table-cell table:style-name="Tableau12.A2" office:value-type="string">
            <text:p text:style-name="P7">Critère acceptation <text:span text:style-name="T50">2</text:span></text:p>
          </table:table-cell>
          <table:table-cell table:style-name="Tableau12.B2" office:value-type="string">
            <text:p text:style-name="P7"><text:span text:style-name="T5">Etant donné </text:span><text:span text:style-name="T18">que </text:span><text:span text:style-name="T19">je suis sur la </text:span><text:span text:style-name="T20">page d</text:span><text:span text:style-name="T24">e chat</text:span><text:span text:style-name="T7"> lorsque </text:span><text:span text:style-name="T8"><text:s/></text:span><text:span text:style-name="T24">je </text:span><text:span text:style-name="T25">sélectionne <text:s/></text:span><text:span text:style-name="T26">une conversation</text:span><text:span text:style-name="T7"> alors </text:span><text:span text:style-name="T28">je peux voir les messages qui n’ont pas été lus, marqués par un indicateur</text:span></text:p>
          </table:table-cell>
        </table:table-row>
        <table:table-row table:style-name="TableLine2383593239824">
          <table:table-cell table:style-name="Tableau12.A2" office:value-type="string">
            <text:p text:style-name="P7">Critère acceptation <text:span text:style-name="T50">3</text:span></text:p>
          </table:table-cell>
          <table:table-cell table:style-name="Tableau12.B2" office:value-type="string">
            <text:p text:style-name="P7"><text:span text:style-name="T5">Etant donné </text:span><text:span text:style-name="T18">que </text:span><text:span text:style-name="T19">je suis sur la </text:span><text:span text:style-name="T20">page d</text:span><text:span text:style-name="T24">e chat</text:span><text:span text:style-name="T7"> lorsque </text:span><text:span text:style-name="T8"><text:s/></text:span><text:span text:style-name="T24">je </text:span><text:span text:style-name="T25">sélectionne <text:s/></text:span><text:span text:style-name="T26">une conversation</text:span><text:span text:style-name="T7"> alors </text:span><text:span text:style-name="T28">je peux voir les messages avec leur horodatage</text:span></text:p>
          </table:table-cell>
        </table:table-row>
      </table:table>
      <text:p text:style-name="P25"/>
      <table:table table:name="Tableau14" table:style-name="Tableau14">
        <table:table-column table:style-name="Tableau14.A"/>
        <table:table-column table:style-name="Tableau14.B"/>
        <table:table-row table:style-name="TableLine2383593237104">
          <table:table-cell table:style-name="Tableau14.A1" office:value-type="string">
            <text:p text:style-name="P8">Story - <text:span text:style-name="T51">1</text:span><text:span text:style-name="T57">0</text:span></text:p>
          </table:table-cell>
          <table:table-cell table:style-name="Tableau14.B1" office:value-type="string">
            <text:p text:style-name="P8"><text:span text:style-name="T5">En tant qu</text:span>’élève/<text:span text:style-name="T60">tuteur</text:span> <text:span text:style-name="T6">je veux</text:span><text:span text:style-name="T4"> </text:span><text:span text:style-name="T51">voir la photo de mon interlocuteur</text:span><text:span text:style-name="T41"> </text:span><text:span text:style-name="T6">pour</text:span><text:span text:style-name="T4"> </text:span><text:span text:style-name="T51">donner un visage humain et ou me rassurer.</text:span></text:p>
          </table:table-cell>
        </table:table-row>
        <table:table-row table:style-name="TableLine2383593249616">
          <table:table-cell table:style-name="Tableau14.A2" office:value-type="string">
            <text:p text:style-name="P8">Critère acceptation 1</text:p>
          </table:table-cell>
          <table:table-cell table:style-name="Tableau14.B2" office:value-type="string">
            <text:p text:style-name="P8"><text:span text:style-name="T5">Etant donné </text:span><text:span text:style-name="T18">que </text:span><text:span text:style-name="T19">je suis sur la </text:span><text:span text:style-name="T20">page d</text:span><text:span text:style-name="T24">e chat</text:span><text:span text:style-name="T7"> lorsque </text:span><text:span text:style-name="T8"><text:s/></text:span><text:span text:style-name="T24">je </text:span><text:span text:style-name="T25">sélectionne <text:s/></text:span><text:span text:style-name="T26">une conversation</text:span><text:span text:style-name="T7"> alors </text:span><text:span text:style-name="T29">je peux voir la photo de mon interlocuteur à côté de chaque message</text:span></text:p>
          </table:table-cell>
        </table:table-row>
      </table:table>
      <text:p text:style-name="P9"/>
      <table:table table:name="Tableau15" table:style-name="Tableau15">
        <table:table-column table:style-name="Tableau15.A"/>
        <table:table-column table:style-name="Tableau15.B"/>
        <table:table-row table:style-name="TableLine2383593242000">
          <table:table-cell table:style-name="Tableau15.A1" office:value-type="string">
            <text:p text:style-name="P11">Story - <text:span text:style-name="T51">1</text:span><text:span text:style-name="T57">1</text:span></text:p>
          </table:table-cell>
          <table:table-cell table:style-name="Tableau15.B1" office:value-type="string">
            <text:p text:style-name="P11"><text:span text:style-name="T5">En tant qu</text:span>’élève/<text:span text:style-name="T60">tuteur</text:span> <text:span text:style-name="T6">je veux</text:span><text:span text:style-name="T4"> </text:span><text:span text:style-name="T52">pouvoir connaître l’heure et la date de mes rendez-vous</text:span><text:span text:style-name="T41"> </text:span><text:span text:style-name="T54">passés et à venir </text:span><text:span text:style-name="T6">pour</text:span><text:span text:style-name="T4"> </text:span><text:span text:style-name="T52">m’organiser dans mon travail</text:span></text:p>
          </table:table-cell>
        </table:table-row>
        <table:table-row table:style-name="TableLine2383593245808">
          <table:table-cell table:style-name="Tableau15.A2" office:value-type="string">
            <text:p text:style-name="P11">Critère acceptation 1</text:p>
          </table:table-cell>
          <table:table-cell table:style-name="Tableau15.B2" office:value-type="string">
            <text:p text:style-name="P26"><text:span text:style-name="T9">Etant donné </text:span><text:span text:style-name="T29">que </text:span><text:span text:style-name="T19">je suis sur la </text:span><text:span text:style-name="T20">page d</text:span><text:span text:style-name="T24">’</text:span><text:span text:style-name="T30">accueil</text:span><text:span text:style-name="T7"> lorsque <text:s/></text:span><text:span text:style-name="T30">je clique « accéder à mon agenda »</text:span><text:span text:style-name="T8"> </text:span><text:span text:style-name="T7"><text:s/>alors </text:span><text:span text:style-name="T30">je suis redirigé</text:span><text:span text:style-name="T19"> </text:span><text:span text:style-name="T30">vers la page de l’agenda</text:span></text:p>
          </table:table-cell>
        </table:table-row>
        <table:table-row table:style-name="TableLine2383593249072">
          <table:table-cell table:style-name="Tableau15.A2" office:value-type="string">
            <text:p text:style-name="P41">Critère acceptation 2</text:p>
          </table:table-cell>
          <table:table-cell table:style-name="Tableau15.B2" office:value-type="string">
            <text:p text:style-name="P26"><text:span text:style-name="T9">Etant donné </text:span><text:span text:style-name="T29">que </text:span><text:span text:style-name="T19">je suis sur la </text:span><text:span text:style-name="T20">page </text:span><text:span text:style-name="T30">de l’agenda</text:span><text:span text:style-name="T7"> lorsque </text:span><text:span text:style-name="T30">je clique sur un évènement</text:span><text:span text:style-name="T7"> </text:span><text:span text:style-name="T30">passé ou à venir</text:span><text:span text:style-name="T10"> </text:span><text:span text:style-name="T7">alors </text:span><text:span text:style-name="T30">je peux voir les détails du rendez-vous</text:span></text:p>
          </table:table-cell>
        </table:table-row>
      </table:table>
      <text:p text:style-name="P10"><text:soft-page-break/></text:p>
      <text:p text:style-name="P12"/>
      <table:table table:name="Tableau16" table:style-name="Tableau16">
        <table:table-column table:style-name="Tableau16.A"/>
        <table:table-column table:style-name="Tableau16.B"/>
        <table:table-row table:style-name="TableLine2383593252336">
          <table:table-cell table:style-name="Tableau16.A1" office:value-type="string">
            <text:p text:style-name="P13">Story - <text:span text:style-name="T51">1</text:span><text:span text:style-name="T57">2</text:span></text:p>
          </table:table-cell>
          <table:table-cell table:style-name="Tableau16.B1" office:value-type="string">
            <text:p text:style-name="P13"><text:span text:style-name="T5">En tant qu</text:span>’élève/<text:span text:style-name="T60">tureur</text:span> <text:span text:style-name="T6">je veux</text:span><text:span text:style-name="T4"> </text:span><text:span text:style-name="T56">pouvoir voir mes tâches </text:span><text:span text:style-name="T6">pour</text:span><text:span text:style-name="T4"> </text:span><text:span text:style-name="T56">les executer</text:span></text:p>
          </table:table-cell>
        </table:table-row>
        <table:table-row table:style-name="TableLine2383593256960">
          <table:table-cell table:style-name="Tableau16.A2" office:value-type="string">
            <text:p text:style-name="P13">Critère acceptation 1</text:p>
          </table:table-cell>
          <table:table-cell table:style-name="Tableau16.B2" office:value-type="string">
            <text:p text:style-name="P13"><text:span text:style-name="T9">Etant donné </text:span><text:span text:style-name="T29">que </text:span><text:span text:style-name="T19">je suis sur la </text:span><text:span text:style-name="T20">page d</text:span><text:span text:style-name="T24">’</text:span><text:span text:style-name="T30">accueil</text:span><text:span text:style-name="T7"> lorsque <text:s/></text:span><text:span text:style-name="T30">je clique « accéder à m</text:span><text:span text:style-name="T31">es tâches</text:span><text:span text:style-name="T30">»</text:span><text:span text:style-name="T8"> </text:span><text:span text:style-name="T7"><text:s/>alors </text:span><text:span text:style-name="T30">je suis redirigé</text:span><text:span text:style-name="T19"> </text:span><text:span text:style-name="T30">vers la page de</text:span><text:span text:style-name="T32">s tâches</text:span></text:p>
          </table:table-cell>
        </table:table-row>
        <table:table-row table:style-name="TableLine2383593246352">
          <table:table-cell table:style-name="Tableau16.A2" office:value-type="string">
            <text:p text:style-name="P42">Critère acceptation 2</text:p>
          </table:table-cell>
          <table:table-cell table:style-name="Tableau16.B2" office:value-type="string">
            <text:p text:style-name="P27"><text:span text:style-name="T9">Etant donné </text:span><text:span text:style-name="T29">que </text:span><text:span text:style-name="T19">je suis sur </text:span><text:span text:style-name="T30">la page de</text:span><text:span text:style-name="T32">s tâches</text:span><text:span text:style-name="T7"> lorsque <text:s/></text:span><text:span text:style-name="T30">je clique </text:span><text:span text:style-name="T32">sur une tâche</text:span><text:span text:style-name="T8"> </text:span><text:span text:style-name="T7"><text:s/>alors </text:span><text:span text:style-name="T30">je </text:span><text:span text:style-name="T32">peux voir les détails de la tâche</text:span></text:p>
          </table:table-cell>
        </table:table-row>
      </table:table>
      <text:p text:style-name="P12"/>
      <table:table table:name="Tableau17" table:style-name="Tableau17">
        <table:table-column table:style-name="Tableau17.A"/>
        <table:table-column table:style-name="Tableau17.B"/>
        <table:table-row table:style-name="TableLine2383593253968">
          <table:table-cell table:style-name="Tableau17.A1" office:value-type="string">
            <text:p text:style-name="P15">Story - <text:span text:style-name="T51">1</text:span><text:span text:style-name="T57">3</text:span></text:p>
          </table:table-cell>
          <table:table-cell table:style-name="Tableau17.B1" office:value-type="string">
            <text:p text:style-name="P15"><text:span text:style-name="T5">En tant qu</text:span>’élève/<text:span text:style-name="T60">tuteur</text:span> <text:span text:style-name="T6">je veux</text:span><text:span text:style-name="T4"> </text:span><text:span text:style-name="T56">pouvoir ajouter des tâches </text:span><text:span text:style-name="T6">pour</text:span><text:span text:style-name="T4"> </text:span><text:span text:style-name="T56">programmer le travail à venir</text:span></text:p>
          </table:table-cell>
        </table:table-row>
        <table:table-row table:style-name="TableLine2383593249344">
          <table:table-cell table:style-name="Tableau17.A2" office:value-type="string">
            <text:p text:style-name="P15">Critère acceptation 1</text:p>
          </table:table-cell>
          <table:table-cell table:style-name="Tableau17.B2" office:value-type="string">
            <text:p text:style-name="P15"><text:span text:style-name="T9">Etant donné </text:span><text:span text:style-name="T29">que </text:span><text:span text:style-name="T19">je suis sur la </text:span><text:span text:style-name="T20">page </text:span><text:span text:style-name="T32">des tâches</text:span><text:span text:style-name="T7"> lorsque <text:s/></text:span><text:span text:style-name="T30">je clique </text:span><text:span text:style-name="T33">sur « ajouter une tâche »</text:span><text:span text:style-name="T8"> </text:span><text:span text:style-name="T7"><text:s/>alors </text:span><text:span text:style-name="T34">un formulaire dans un modal s’ouvre</text:span></text:p>
          </table:table-cell>
        </table:table-row>
        <table:table-row table:style-name="TableLine2383593257504">
          <table:table-cell table:style-name="Tableau17.A2" office:value-type="string">
            <text:p text:style-name="P43">Critère acceptation 2</text:p>
          </table:table-cell>
          <table:table-cell table:style-name="Tableau17.B2" office:value-type="string">
            <text:p text:style-name="P28"><text:span text:style-name="T9">Etant donné </text:span><text:span text:style-name="T29">que </text:span><text:span text:style-name="T19">je suis sur la </text:span><text:span text:style-name="T20">page </text:span><text:span text:style-name="T32">des tâches</text:span><text:span text:style-name="T7"> lorsque <text:s/></text:span><text:span text:style-name="T34">je remplis et valide le formulaire</text:span><text:span text:style-name="T8"> </text:span><text:span text:style-name="T7"><text:s/>alors </text:span><text:span text:style-name="T34">la nouvelle tâche s’ajoute à la liste existante</text:span></text:p>
          </table:table-cell>
        </table:table-row>
      </table:table>
      <text:p text:style-name="P14"/>
      <text:p text:style-name="P14"/>
      <text:list xml:id="list110913312317783" text:continue-numbering="true" text:style-name="L1">
        <text:list-item>
          <text:p text:style-name="P48">Stories particuliers du tuteur</text:p>
        </text:list-item>
      </text:list>
      <text:p text:style-name="P46"/>
      <table:table table:name="Tableau25" table:style-name="Tableau25">
        <table:table-column table:style-name="Tableau25.A"/>
        <table:table-column table:style-name="Tableau25.B"/>
        <table:table-row table:style-name="TableLine2383593259408">
          <table:table-cell table:style-name="Tableau25.A1" office:value-type="string">
            <text:p text:style-name="P29">Story - <text:span text:style-name="T51">1</text:span><text:span text:style-name="T57">2</text:span></text:p>
          </table:table-cell>
          <table:table-cell table:style-name="Tableau25.B1" office:value-type="string">
            <text:p text:style-name="P29"><text:span text:style-name="T5">En tant qu</text:span><text:span text:style-name="T11">e </text:span><text:span text:style-name="T35">bénévole</text:span> <text:span text:style-name="T6">je veux</text:span><text:span text:style-name="T4"> </text:span><text:span text:style-name="T56">pouvoir voir </text:span><text:span text:style-name="T58">les tâches assignée à l’élève</text:span><text:span text:style-name="T56"> </text:span><text:span text:style-name="T6">pour</text:span><text:span text:style-name="T4"> </text:span><text:span text:style-name="T58">suivre l’avancée de l’élève</text:span></text:p>
          </table:table-cell>
        </table:table-row>
        <table:table-row table:style-name="TableLine2383593251248">
          <table:table-cell table:style-name="Tableau25.A2" office:value-type="string">
            <text:p text:style-name="P29">Critère acceptation 1</text:p>
          </table:table-cell>
          <table:table-cell table:style-name="Tableau25.B2" office:value-type="string">
            <text:p text:style-name="P29"><text:span text:style-name="T9">Etant donné </text:span><text:span text:style-name="T29">que </text:span><text:span text:style-name="T19">je suis sur la </text:span><text:span text:style-name="T20">page d</text:span><text:span text:style-name="T24">’</text:span><text:span text:style-name="T30">accueil</text:span><text:span text:style-name="T7"> lorsque <text:s/></text:span><text:span text:style-name="T30">je clique « accéder à m</text:span><text:span text:style-name="T31">es tâches</text:span><text:span text:style-name="T30">»</text:span><text:span text:style-name="T8"> </text:span><text:span text:style-name="T7"><text:s/>alors </text:span><text:span text:style-name="T30">je suis redirigé</text:span><text:span text:style-name="T19"> </text:span><text:span text:style-name="T30">vers la page de</text:span><text:span text:style-name="T32">s tâches</text:span></text:p>
          </table:table-cell>
        </table:table-row>
        <table:table-row table:style-name="TableLine2383593258864">
          <table:table-cell table:style-name="Tableau25.A2" office:value-type="string">
            <text:p text:style-name="P44">Critère acceptation 2</text:p>
          </table:table-cell>
          <table:table-cell table:style-name="Tableau25.B2" office:value-type="string">
            <text:p text:style-name="P29"><text:span text:style-name="T9">Etant donné </text:span><text:span text:style-name="T29">que </text:span><text:span text:style-name="T19">je suis sur </text:span><text:span text:style-name="T30">la page de</text:span><text:span text:style-name="T32">s tâches</text:span><text:span text:style-name="T7"> lorsque <text:s/></text:span><text:span text:style-name="T30">je clique </text:span><text:span text:style-name="T32">sur une tâche</text:span><text:span text:style-name="T8"> </text:span><text:span text:style-name="T7"><text:s/>alors </text:span><text:span text:style-name="T30">je </text:span><text:span text:style-name="T32">peux voir les détails de la tâche</text:span></text:p>
          </table:table-cell>
        </table:table-row>
      </table:table>
      <text:p text:style-name="P47"/>
      <table:table table:name="Tableau26" table:style-name="Tableau26">
        <table:table-column table:style-name="Tableau26.A"/>
        <table:table-column table:style-name="Tableau26.B"/>
        <table:table-row table:style-name="TableLine2383593244992">
          <table:table-cell table:style-name="Tableau26.A1" office:value-type="string">
            <text:p text:style-name="P30">Story - <text:span text:style-name="T51">1</text:span><text:span text:style-name="T57">3</text:span></text:p>
          </table:table-cell>
          <table:table-cell table:style-name="Tableau26.B1" office:value-type="string">
            <text:p text:style-name="P30"><text:span text:style-name="T5">En tant qu</text:span><text:span text:style-name="T12">e </text:span><text:span text:style-name="T36">bénévole</text:span> <text:span text:style-name="T6">je veux</text:span><text:span text:style-name="T4"> </text:span><text:span text:style-name="T56">pouvoir ajouter des tâches </text:span><text:span text:style-name="T59">à l’élève </text:span><text:span text:style-name="T6">pour</text:span><text:span text:style-name="T4"> </text:span><text:span text:style-name="T56">programmer </text:span><text:span text:style-name="T59">son</text:span><text:span text:style-name="T56"> travail à venir</text:span></text:p>
          </table:table-cell>
        </table:table-row>
        <table:table-row table:style-name="TableLine2383593256144">
          <table:table-cell table:style-name="Tableau26.A2" office:value-type="string">
            <text:p text:style-name="P30">Critère acceptation 1</text:p>
          </table:table-cell>
          <table:table-cell table:style-name="Tableau26.B2" office:value-type="string">
            <text:p text:style-name="P30"><text:span text:style-name="T9">Etant donné </text:span><text:span text:style-name="T29">que </text:span><text:span text:style-name="T19">je suis sur la </text:span><text:span text:style-name="T20">page </text:span><text:span text:style-name="T32">des tâches</text:span><text:span text:style-name="T7"> lorsque <text:s/></text:span><text:span text:style-name="T30">je clique </text:span><text:span text:style-name="T33">sur « ajouter une tâche »</text:span><text:span text:style-name="T8"> </text:span><text:span text:style-name="T7"><text:s/>alors </text:span><text:span text:style-name="T34">un formulaire dans un modal s’ouvre</text:span></text:p>
          </table:table-cell>
        </table:table-row>
        <table:table-row table:style-name="TableLine2383593251520">
          <table:table-cell table:style-name="Tableau26.A2" office:value-type="string">
            <text:p text:style-name="P45">Critère acceptation 2</text:p>
          </table:table-cell>
          <table:table-cell table:style-name="Tableau26.B2" office:value-type="string">
            <text:p text:style-name="P30"><text:span text:style-name="T9">Etant donné </text:span><text:span text:style-name="T29">que </text:span><text:span text:style-name="T19">je suis sur la </text:span><text:span text:style-name="T20">page </text:span><text:span text:style-name="T32">des tâches</text:span><text:span text:style-name="T7"> lorsque <text:s/></text:span><text:span text:style-name="T34">je remplis et valide le formulaire</text:span><text:span text:style-name="T8"> </text:span><text:span text:style-name="T7"><text:s/>alors </text:span><text:span text:style-name="T34">la nouvelle tâche s’ajoute à la liste existante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5:33:02.306000000</meta:creation-date>
    <dc:date>2022-03-10T14:45:18.309000000</dc:date>
    <meta:editing-duration>PT12H9M37S</meta:editing-duration>
    <meta:editing-cycles>54</meta:editing-cycles>
    <meta:generator>LibreOffice/7.2.5.2$Windows_X86_64 LibreOffice_project/499f9727c189e6ef3471021d6132d4c694f357e5</meta:generator>
    <meta:document-statistic meta:table-count="15" meta:image-count="0" meta:object-count="0" meta:page-count="3" meta:paragraph-count="88" meta:word-count="1146" meta:character-count="6429" meta:non-whitespace-character-count="5327"/>
  </office:meta>
</office:document-meta>
</file>